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2pt" style:font-size-asian="12pt" style:font-size-complex="12pt"/>
    </style:style>
    <style:style style:name="P2" style:family="paragraph" style:parent-style-name="Heading_20_2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a6433" officeooo:paragraph-rsid="001a6433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4273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Results on clean data:</text:h>
      <text:h text:style-name="P2" text:outline-level="2">1.1 base_model:</text:h>
      <text:p text:style-name="P3">Clean Test Accuracy: 86.12% (782/908)</text:p>
      <text:p text:style-name="P3"/>
      <text:p text:style-name="P3">================================================================================</text:p>
      <text:p text:style-name="P3">DETAILED CLASSIFICATION METRICS</text:p>
      <text:p text:style-name="P3">================================================================================</text:p>
      <text:p text:style-name="P3"><text:s text:c="14"/>precision <text:s text:c="3"/>recall <text:s/>f1-score <text:s text:c="2"/>support</text:p>
      <text:p text:style-name="P3"/>
      <text:p text:style-name="P3"><text:s text:c="5"/>bathtub <text:s text:c="4"/>0.8140 <text:s text:c="3"/>0.7000 <text:s text:c="3"/>0.7527 <text:s text:c="7"/>50</text:p>
      <text:p text:style-name="P3"><text:s text:c="9"/>bed <text:s text:c="4"/>0.8468 <text:s text:c="3"/>0.9400 <text:s text:c="3"/>0.8910 <text:s text:c="6"/>100</text:p>
      <text:p text:style-name="P3"><text:s text:c="7"/>chair <text:s text:c="4"/>0.9515 <text:s text:c="3"/>0.9800 <text:s text:c="3"/>0.9655 <text:s text:c="6"/>100</text:p>
      <text:p text:style-name="P3"><text:s text:c="8"/>desk <text:s text:c="4"/>0.7273 <text:s text:c="3"/>0.7442 <text:s text:c="3"/>0.7356 <text:s text:c="7"/>86</text:p>
      <text:p text:style-name="P3"><text:s text:c="5"/>dresser <text:s text:c="4"/>0.7212 <text:s text:c="3"/>0.8721 <text:s text:c="3"/>0.7895 <text:s text:c="7"/>86</text:p>
      <text:p text:style-name="P3"><text:s text:c="5"/>monitor <text:s text:c="4"/>0.9796 <text:s text:c="3"/>0.9600 <text:s text:c="3"/>0.9697 <text:s text:c="6"/>100</text:p>
      <text:p text:style-name="P3"><text:s/>night_stand <text:s text:c="4"/>0.8261 <text:s text:c="3"/>0.6628 <text:s text:c="3"/>0.7355 <text:s text:c="7"/>86</text:p>
      <text:p text:style-name="P3"><text:s text:c="8"/>sofa <text:s text:c="4"/>0.9048 <text:s text:c="3"/>0.9500 <text:s text:c="3"/>0.9268 <text:s text:c="6"/>100</text:p>
      <text:p text:style-name="P3"><text:s text:c="7"/>table <text:s text:c="4"/>0.8242 <text:s text:c="3"/>0.7500 <text:s text:c="3"/>0.7853 <text:s text:c="6"/>100</text:p>
      <text:p text:style-name="P3"><text:s text:c="6"/>toilet <text:s text:c="4"/>0.9688 <text:s text:c="3"/>0.9300 <text:s text:c="3"/>0.9490 <text:s text:c="6"/>100</text:p>
      <text:p text:style-name="P3"/>
      <text:p text:style-name="P3"><text:s text:c="4"/>accuracy <text:s text:c="24"/>0.8612 <text:s text:c="6"/>908</text:p>
      <text:p text:style-name="P3"><text:s text:c="3"/>macro avg <text:s text:c="4"/>0.8564 <text:s text:c="3"/>0.8489 <text:s text:c="3"/>0.8501 <text:s text:c="6"/>908</text:p>
      <text:p text:style-name="P3">weighted avg <text:s text:c="4"/>0.8633 <text:s text:c="3"/>0.8612 <text:s text:c="3"/>0.8599 <text:s text:c="6"/>908</text:p>
      <text:p text:style-name="P3"/>
      <text:h text:style-name="P2" text:outline-level="2">1.2 jitter_model:</text:h>
      <text:p text:style-name="P4">Clean Test Accuracy: 83.48% (758/908)</text:p>
      <text:p text:style-name="P4"/>
      <text:p text:style-name="P4">================================================================================</text:p>
      <text:p text:style-name="P4">DETAILED CLASSIFICATION METRICS</text:p>
      <text:p text:style-name="P4">================================================================================</text:p>
      <text:p text:style-name="P4"><text:s text:c="14"/>precision <text:s text:c="3"/>recall <text:s/>f1-score <text:s text:c="2"/>support</text:p>
      <text:p text:style-name="P4"/>
      <text:p text:style-name="P4"><text:s text:c="5"/>bathtub <text:s text:c="4"/>0.9487 <text:s text:c="3"/>0.7400 <text:s text:c="3"/>0.8315 <text:s text:c="7"/>50</text:p>
      <text:p text:style-name="P4"><text:s text:c="9"/>bed <text:s text:c="4"/>0.8440 <text:s text:c="3"/>0.9200 <text:s text:c="3"/>0.8804 <text:s text:c="6"/>100</text:p>
      <text:p text:style-name="P4"><text:s text:c="7"/>chair <text:s text:c="4"/>0.9333 <text:s text:c="3"/>0.9800 <text:s text:c="3"/>0.9561 <text:s text:c="6"/>100</text:p>
      <text:p text:style-name="P4"><text:s text:c="8"/>desk <text:s text:c="4"/>0.6875 <text:s text:c="3"/>0.7674 <text:s text:c="3"/>0.7253 <text:s text:c="7"/>86</text:p>
      <text:p text:style-name="P4"><text:s text:c="5"/>dresser <text:s text:c="4"/>0.6486 <text:s text:c="3"/>0.8372 <text:s text:c="3"/>0.7310 <text:s text:c="7"/>86</text:p>
      <text:p text:style-name="P4"><text:soft-page-break/><text:s text:c="5"/>monitor <text:s text:c="4"/>0.9510 <text:s text:c="3"/>0.9700 <text:s text:c="3"/>0.9604 <text:s text:c="6"/>100</text:p>
      <text:p text:style-name="P4"><text:s/>night_stand <text:s text:c="4"/>0.7843 <text:s text:c="3"/>0.4651 <text:s text:c="3"/>0.5839 <text:s text:c="7"/>86</text:p>
      <text:p text:style-name="P4"><text:s text:c="8"/>sofa <text:s text:c="4"/>0.8785 <text:s text:c="3"/>0.9400 <text:s text:c="3"/>0.9082 <text:s text:c="6"/>100</text:p>
      <text:p text:style-name="P4"><text:s text:c="7"/>table <text:s text:c="4"/>0.7423 <text:s text:c="3"/>0.7200 <text:s text:c="3"/>0.7310 <text:s text:c="6"/>100</text:p>
      <text:p text:style-name="P4"><text:s text:c="6"/>toilet <text:s text:c="4"/>0.9890 <text:s text:c="3"/>0.9000 <text:s text:c="3"/>0.9424 <text:s text:c="6"/>100</text:p>
      <text:p text:style-name="P4"/>
      <text:p text:style-name="P4"><text:s text:c="4"/>accuracy <text:s text:c="24"/>0.8348 <text:s text:c="6"/>908</text:p>
      <text:p text:style-name="P4"><text:s text:c="3"/>macro avg <text:s text:c="4"/>0.8407 <text:s text:c="3"/>0.8240 <text:s text:c="3"/>0.8250 <text:s text:c="6"/>908</text:p>
      <text:p text:style-name="P4">weighted avg <text:s text:c="4"/>0.8410 <text:s text:c="3"/>0.8348 <text:s text:c="3"/>0.8314 <text:s text:c="6"/>908</text:p>
      <text:h text:style-name="P2" text:outline-level="2">1.3 dropout_model:</text:h>
      <text:p text:style-name="P4">Clean Test Accuracy: 86.01% (781/908)</text:p>
      <text:p text:style-name="P4"/>
      <text:p text:style-name="P4">================================================================================</text:p>
      <text:p text:style-name="P4">DETAILED CLASSIFICATION METRICS</text:p>
      <text:p text:style-name="P4">================================================================================</text:p>
      <text:p text:style-name="P4"><text:s text:c="14"/>precision <text:s text:c="3"/>recall <text:s/>f1-score <text:s text:c="2"/>support</text:p>
      <text:p text:style-name="P4"/>
      <text:p text:style-name="P4"><text:s text:c="5"/>bathtub <text:s text:c="4"/>0.8605 <text:s text:c="3"/>0.7400 <text:s text:c="3"/>0.7957 <text:s text:c="7"/>50</text:p>
      <text:p text:style-name="P4"><text:s text:c="9"/>bed <text:s text:c="4"/>0.8571 <text:s text:c="3"/>0.9600 <text:s text:c="3"/>0.9057 <text:s text:c="6"/>100</text:p>
      <text:p text:style-name="P4"><text:s text:c="7"/>chair <text:s text:c="4"/>0.9252 <text:s text:c="3"/>0.9900 <text:s text:c="3"/>0.9565 <text:s text:c="6"/>100</text:p>
      <text:p text:style-name="P4"><text:s text:c="8"/>desk <text:s text:c="4"/>0.6768 <text:s text:c="3"/>0.7791 <text:s text:c="3"/>0.7243 <text:s text:c="7"/>86</text:p>
      <text:p text:style-name="P4"><text:s text:c="5"/>dresser <text:s text:c="4"/>0.7634 <text:s text:c="3"/>0.8256 <text:s text:c="3"/>0.7933 <text:s text:c="7"/>86</text:p>
      <text:p text:style-name="P4"><text:s text:c="5"/>monitor <text:s text:c="4"/>1.0000 <text:s text:c="3"/>0.9600 <text:s text:c="3"/>0.9796 <text:s text:c="6"/>100</text:p>
      <text:p text:style-name="P4"><text:s/>night_stand <text:s text:c="4"/>0.7792 <text:s text:c="3"/>0.6977 <text:s text:c="3"/>0.7362 <text:s text:c="7"/>86</text:p>
      <text:p text:style-name="P4"><text:s text:c="8"/>sofa <text:s text:c="4"/>0.9216 <text:s text:c="3"/>0.9400 <text:s text:c="3"/>0.9307 <text:s text:c="6"/>100</text:p>
      <text:p text:style-name="P4"><text:s text:c="7"/>table <text:s text:c="4"/>0.7857 <text:s text:c="3"/>0.6600 <text:s text:c="3"/>0.7174 <text:s text:c="6"/>100</text:p>
      <text:p text:style-name="P4"><text:s text:c="6"/>toilet <text:s text:c="4"/>1.0000 <text:s text:c="3"/>0.9500 <text:s text:c="3"/>0.9744 <text:s text:c="6"/>100</text:p>
      <text:p text:style-name="P4"/>
      <text:p text:style-name="P4"><text:s text:c="4"/>accuracy <text:s text:c="24"/>0.8601 <text:s text:c="6"/>908</text:p>
      <text:p text:style-name="P4"><text:s text:c="3"/>macro avg <text:s text:c="4"/>0.8570 <text:s text:c="3"/>0.8502 <text:s text:c="3"/>0.8514 <text:s text:c="6"/>908</text:p>
      <text:p text:style-name="P4"><text:soft-page-break/>weighted avg <text:s text:c="4"/>0.8622 <text:s text:c="3"/>0.8601 <text:s text:c="3"/>0.8591 <text:s text:c="6"/>908</text:p>
      <text:h text:style-name="P2" text:outline-level="2">1.4 both_model:</text:h>
      <text:p text:style-name="Text_20_body"><text:span text:style-name="T1">Clean Test Accuracy: 85.46% (776/908)</text:span></text:p>
      <text:p text:style-name="Text_20_body"><text:span text:style-name="T1"/></text:p>
      <text:p text:style-name="Text_20_body"><text:span text:style-name="T1">================================================================================</text:span></text:p>
      <text:p text:style-name="Text_20_body"><text:span text:style-name="T1">DETAILED CLASSIFICATION METRICS</text:span></text:p>
      <text:p text:style-name="Text_20_body"><text:span text:style-name="T1">================================================================================</text:span></text:p>
      <text:p text:style-name="Text_20_body"><text:span text:style-name="T1"><text:s text:c="14"/>precision <text:s text:c="3"/>recall <text:s/>f1-score <text:s text:c="2"/>support</text:span></text:p>
      <text:p text:style-name="Text_20_body"><text:span text:style-name="T1"/></text:p>
      <text:p text:style-name="Text_20_body"><text:span text:style-name="T1"><text:s text:c="5"/>bathtub <text:s text:c="4"/>0.8125 <text:s text:c="3"/>0.7800 <text:s text:c="3"/>0.7959 <text:s text:c="7"/>50</text:span></text:p>
      <text:p text:style-name="Text_20_body"><text:span text:style-name="T1"><text:s text:c="9"/>bed <text:s text:c="4"/>0.8704 <text:s text:c="3"/>0.9400 <text:s text:c="3"/>0.9038 <text:s text:c="6"/>100</text:span></text:p>
      <text:p text:style-name="Text_20_body"><text:span text:style-name="T1"><text:s text:c="7"/>chair <text:s text:c="4"/>0.9159 <text:s text:c="3"/>0.9800 <text:s text:c="3"/>0.9469 <text:s text:c="6"/>100</text:span></text:p>
      <text:p text:style-name="Text_20_body"><text:span text:style-name="T1"><text:s text:c="8"/>desk <text:s text:c="4"/>0.7471 <text:s text:c="3"/>0.7558 <text:s text:c="3"/>0.7514 <text:s text:c="7"/>86</text:span></text:p>
      <text:p text:style-name="Text_20_body"><text:span text:style-name="T1"><text:s text:c="5"/>dresser <text:s text:c="4"/>0.7500 <text:s text:c="3"/>0.8023 <text:s text:c="3"/>0.7753 <text:s text:c="7"/>86</text:span></text:p>
      <text:p text:style-name="Text_20_body"><text:span text:style-name="T1"><text:s text:c="5"/>monitor <text:s text:c="4"/>0.9789 <text:s text:c="3"/>0.9300 <text:s text:c="3"/>0.9538 <text:s text:c="6"/>100</text:span></text:p>
      <text:p text:style-name="Text_20_body"><text:span text:style-name="T1"><text:s/>night_stand <text:s text:c="4"/>0.7761 <text:s text:c="3"/>0.6047 <text:s text:c="3"/>0.6797 <text:s text:c="7"/>86</text:span></text:p>
      <text:p text:style-name="Text_20_body"><text:span text:style-name="T1"><text:s text:c="8"/>sofa <text:s text:c="4"/>0.8942 <text:s text:c="3"/>0.9300 <text:s text:c="3"/>0.9118 <text:s text:c="6"/>100</text:span></text:p>
      <text:p text:style-name="Text_20_body"><text:span text:style-name="T1"><text:s text:c="7"/>table <text:s text:c="4"/>0.7429 <text:s text:c="3"/>0.7800 <text:s text:c="3"/>0.7610 <text:s text:c="6"/>100</text:span></text:p>
      <text:p text:style-name="Text_20_body"><text:span text:style-name="T1"><text:s text:c="6"/>toilet <text:s text:c="4"/>1.0000 <text:s text:c="3"/>0.9500 <text:s text:c="3"/>0.9744 <text:s text:c="6"/>100</text:span></text:p>
      <text:p text:style-name="Text_20_body"><text:span text:style-name="T1"/></text:p>
      <text:p text:style-name="Text_20_body"><text:span text:style-name="T1"><text:s text:c="4"/>accuracy <text:s text:c="24"/>0.8546 <text:s text:c="6"/>908</text:span></text:p>
      <text:p text:style-name="Text_20_body"><text:span text:style-name="T1"><text:s text:c="3"/>macro avg <text:s text:c="4"/>0.8488 <text:s text:c="3"/>0.8453 <text:s text:c="3"/>0.8454 <text:s text:c="6"/>908</text:span></text:p>
      <text:p text:style-name="Text_20_body"><text:span text:style-name="T1">weighted avg <text:s text:c="4"/>0.8550 <text:s text:c="3"/>0.8546 <text:s text:c="3"/>0.8532 <text:s text:c="6"/>908</text:span></text:p>
      <text:h text:style-name="P1" text:outline-level="1">2. Results on noisy data:</text:h>
      <text:h text:style-name="P2" text:outline-level="2">2.1 base_model:</text:h>
      <text:p text:style-name="Text_20_body"><text:span text:style-name="T1">Corrupted Test Accuracy: 8</text:span><text:span text:style-name="T2">2</text:span><text:span text:style-name="T1">.13% (773/908)</text:span></text:p>
      <text:p text:style-name="Text_20_body"><text:span text:style-name="T1"/></text:p>
      <text:p text:style-name="Text_20_body"><text:span text:style-name="T1">================================================================================</text:span></text:p>
      <text:p text:style-name="Text_20_body"><text:span text:style-name="T1">DETAILED CLASSIFICATION METRICS</text:span></text:p>
      <text:p text:style-name="Text_20_body"><text:soft-page-break/><text:span text:style-name="T1">================================================================================</text:span></text:p>
      <text:p text:style-name="Text_20_body"><text:span text:style-name="T1"><text:s text:c="14"/>precision <text:s text:c="3"/>recall <text:s/>f1-score <text:s text:c="2"/>support</text:span></text:p>
      <text:p text:style-name="Text_20_body"><text:span text:style-name="T1"/></text:p>
      <text:p text:style-name="Text_20_body"><text:span text:style-name="T1"><text:s text:c="5"/>bathtub <text:s text:c="4"/>0.9118 <text:s text:c="3"/>0.6200 <text:s text:c="3"/>0.7381 <text:s text:c="7"/>50</text:span></text:p>
      <text:p text:style-name="Text_20_body"><text:span text:style-name="T1"><text:s text:c="9"/>bed <text:s text:c="4"/>0.8661 <text:s text:c="3"/>0.9700 <text:s text:c="3"/>0.9151 <text:s text:c="6"/>100</text:span></text:p>
      <text:p text:style-name="Text_20_body"><text:span text:style-name="T1"><text:s text:c="7"/>chair <text:s text:c="4"/>0.9706 <text:s text:c="3"/>0.9900 <text:s text:c="3"/>0.9802 <text:s text:c="6"/>100</text:span></text:p>
      <text:p text:style-name="Text_20_body"><text:span text:style-name="T1"><text:s text:c="8"/>desk <text:s text:c="4"/>0.6602 <text:s text:c="3"/>0.7907 <text:s text:c="3"/>0.7196 <text:s text:c="7"/>86</text:span></text:p>
      <text:p text:style-name="Text_20_body"><text:span text:style-name="T1"><text:s text:c="5"/>dresser <text:s text:c="4"/>0.6972 <text:s text:c="3"/>0.8837 <text:s text:c="3"/>0.7795 <text:s text:c="7"/>86</text:span></text:p>
      <text:p text:style-name="Text_20_body"><text:span text:style-name="T1"><text:s text:c="5"/>monitor <text:s text:c="4"/>0.9600 <text:s text:c="3"/>0.9600 <text:s text:c="3"/>0.9600 <text:s text:c="6"/>100</text:span></text:p>
      <text:p text:style-name="Text_20_body"><text:span text:style-name="T1"><text:s/>night_stand <text:s text:c="4"/>0.8421 <text:s text:c="3"/>0.5581 <text:s text:c="3"/>0.6713 <text:s text:c="7"/>86</text:span></text:p>
      <text:p text:style-name="Text_20_body"><text:span text:style-name="T1"><text:s text:c="8"/>sofa <text:s text:c="4"/>0.8879 <text:s text:c="3"/>0.9500 <text:s text:c="3"/>0.9179 <text:s text:c="6"/>100</text:span></text:p>
      <text:p text:style-name="Text_20_body"><text:span text:style-name="T1"><text:s text:c="7"/>table <text:s text:c="4"/>0.7667 <text:s text:c="3"/>0.6900 <text:s text:c="3"/>0.7263 <text:s text:c="6"/>100</text:span></text:p>
      <text:p text:style-name="Text_20_body"><text:span text:style-name="T1"><text:s text:c="6"/>toilet <text:s text:c="4"/>1.0000 <text:s text:c="3"/>0.9400 <text:s text:c="3"/>0.9691 <text:s text:c="6"/>100</text:span></text:p>
      <text:p text:style-name="Text_20_body"><text:span text:style-name="T1"/></text:p>
      <text:p text:style-name="Text_20_body"><text:span text:style-name="T1"><text:s text:c="4"/>accuracy <text:s text:c="24"/>0.8513 <text:s text:c="6"/>908</text:span></text:p>
      <text:p text:style-name="Text_20_body"><text:span text:style-name="T1"><text:s text:c="3"/>macro avg <text:s text:c="4"/>0.8562 <text:s text:c="3"/>0.8353 <text:s text:c="3"/>0.8377 <text:s text:c="6"/>908</text:span></text:p>
      <text:p text:style-name="Text_20_body"><text:span text:style-name="T1">weighted avg <text:s text:c="4"/>0.8589 <text:s text:c="3"/>0.8513 <text:s text:c="3"/>0.8485 <text:s text:c="6"/>908</text:span></text:p>
      <text:h text:style-name="P2" text:outline-level="2">2.2 jitter_model:</text:h>
      <text:p text:style-name="Text_20_body"><text:span text:style-name="T1">Corrupted Test Accuracy: 84.47% (767/908)</text:span></text:p>
      <text:p text:style-name="Text_20_body"><text:span text:style-name="T1"/></text:p>
      <text:p text:style-name="Text_20_body"><text:span text:style-name="T1">================================================================================</text:span></text:p>
      <text:p text:style-name="Text_20_body"><text:span text:style-name="T1">DETAILED CLASSIFICATION METRICS</text:span></text:p>
      <text:p text:style-name="Text_20_body"><text:span text:style-name="T1">================================================================================</text:span></text:p>
      <text:p text:style-name="Text_20_body"><text:span text:style-name="T1"><text:s text:c="14"/>precision <text:s text:c="3"/>recall <text:s/>f1-score <text:s text:c="2"/>support</text:span></text:p>
      <text:p text:style-name="Text_20_body"><text:span text:style-name="T1"/></text:p>
      <text:p text:style-name="Text_20_body"><text:span text:style-name="T1"><text:s text:c="5"/>bathtub <text:s text:c="4"/>0.9487 <text:s text:c="3"/>0.7400 <text:s text:c="3"/>0.8315 <text:s text:c="7"/>50</text:span></text:p>
      <text:p text:style-name="Text_20_body"><text:span text:style-name="T1"><text:s text:c="9"/>bed <text:s text:c="4"/>0.8889 <text:s text:c="3"/>0.9600 <text:s text:c="3"/>0.9231 <text:s text:c="6"/>100</text:span></text:p>
      <text:p text:style-name="Text_20_body"><text:span text:style-name="T1"><text:s text:c="7"/>chair <text:s text:c="4"/>0.9709 <text:s text:c="3"/>1.0000 <text:s text:c="3"/>0.9852 <text:s text:c="6"/>100</text:span></text:p>
      <text:p text:style-name="Text_20_body"><text:span text:style-name="T1"><text:s text:c="8"/>desk <text:s text:c="4"/>0.5929 <text:s text:c="3"/>0.7791 <text:s text:c="3"/>0.6734 <text:s text:c="7"/>86</text:span></text:p>
      <text:p text:style-name="Text_20_body"><text:soft-page-break/><text:span text:style-name="T1"><text:s text:c="5"/>dresser <text:s text:c="4"/>0.6731 <text:s text:c="3"/>0.8140 <text:s text:c="3"/>0.7368 <text:s text:c="7"/>86</text:span></text:p>
      <text:p text:style-name="Text_20_body"><text:span text:style-name="T1"><text:s text:c="5"/>monitor <text:s text:c="4"/>0.9899 <text:s text:c="3"/>0.9800 <text:s text:c="3"/>0.9849 <text:s text:c="6"/>100</text:span></text:p>
      <text:p text:style-name="Text_20_body"><text:span text:style-name="T1"><text:s/>night_stand <text:s text:c="4"/>0.8727 <text:s text:c="3"/>0.5581 <text:s text:c="3"/>0.6809 <text:s text:c="7"/>86</text:span></text:p>
      <text:p text:style-name="Text_20_body"><text:span text:style-name="T1"><text:s text:c="8"/>sofa <text:s text:c="4"/>0.9135 <text:s text:c="3"/>0.9500 <text:s text:c="3"/>0.9314 <text:s text:c="6"/>100</text:span></text:p>
      <text:p text:style-name="Text_20_body"><text:span text:style-name="T1"><text:s text:c="7"/>table <text:s text:c="4"/>0.6860 <text:s text:c="3"/>0.5900 <text:s text:c="3"/>0.6344 <text:s text:c="6"/>100</text:span></text:p>
      <text:p text:style-name="Text_20_body"><text:span text:style-name="T1"><text:s text:c="6"/>toilet <text:s text:c="4"/>1.0000 <text:s text:c="3"/>0.9700 <text:s text:c="3"/>0.9848 <text:s text:c="6"/>100</text:span></text:p>
      <text:p text:style-name="Text_20_body"><text:span text:style-name="T1"/></text:p>
      <text:p text:style-name="Text_20_body"><text:span text:style-name="T1"><text:s text:c="4"/>accuracy <text:s text:c="24"/>0.8447 <text:s text:c="6"/>908</text:span></text:p>
      <text:p text:style-name="Text_20_body"><text:span text:style-name="T1"><text:s text:c="3"/>macro avg <text:s text:c="4"/>0.8537 <text:s text:c="3"/>0.8341 <text:s text:c="3"/>0.8366 <text:s text:c="6"/>908</text:span></text:p>
      <text:p text:style-name="Text_20_body"><text:span text:style-name="T1">weighted avg <text:s text:c="4"/>0.8549 <text:s text:c="3"/>0.8447 <text:s text:c="3"/>0.8434 <text:s text:c="6"/>908</text:span></text:p>
      <text:h text:style-name="P2" text:outline-level="2">2.3 dropout_model:</text:h>
      <text:p text:style-name="Text_20_body">Corrupted Test Accuracy: 84.69% (769/908)</text:p>
      <text:p text:style-name="Text_20_body"/>
      <text:p text:style-name="Text_20_body">================================================================================</text:p>
      <text:p text:style-name="Text_20_body">DETAILED CLASSIFICATION METRICS</text:p>
      <text:p text:style-name="Text_20_body">================================================================================</text:p>
      <text:p text:style-name="Text_20_body"><text:s text:c="14"/>precision <text:s text:c="3"/>recall <text:s/>f1-score <text:s text:c="2"/>support</text:p>
      <text:p text:style-name="Text_20_body"/>
      <text:p text:style-name="Text_20_body"><text:s text:c="5"/>bathtub <text:s text:c="4"/>0.9444 <text:s text:c="3"/>0.6800 <text:s text:c="3"/>0.7907 <text:s text:c="7"/>50</text:p>
      <text:p text:style-name="Text_20_body"><text:s text:c="9"/>bed <text:s text:c="4"/>0.8455 <text:s text:c="3"/>0.9300 <text:s text:c="3"/>0.8857 <text:s text:c="6"/>100</text:p>
      <text:p text:style-name="Text_20_body"><text:s text:c="7"/>chair <text:s text:c="4"/>0.9612 <text:s text:c="3"/>0.9900 <text:s text:c="3"/>0.9754 <text:s text:c="6"/>100</text:p>
      <text:p text:style-name="Text_20_body"><text:s text:c="8"/>desk <text:s text:c="4"/>0.6321 <text:s text:c="3"/>0.7791 <text:s text:c="3"/>0.6979 <text:s text:c="7"/>86</text:p>
      <text:p text:style-name="Text_20_body"><text:s text:c="5"/>dresser <text:s text:c="4"/>0.7753 <text:s text:c="3"/>0.8023 <text:s text:c="3"/>0.7886 <text:s text:c="7"/>86</text:p>
      <text:p text:style-name="Text_20_body"><text:s text:c="5"/>monitor <text:s text:c="4"/>0.9697 <text:s text:c="3"/>0.9600 <text:s text:c="3"/>0.9648 <text:s text:c="6"/>100</text:p>
      <text:p text:style-name="Text_20_body"><text:s/>night_stand <text:s text:c="4"/>0.7917 <text:s text:c="3"/>0.6628 <text:s text:c="3"/>0.7215 <text:s text:c="7"/>86</text:p>
      <text:p text:style-name="Text_20_body"><text:s text:c="8"/>sofa <text:s text:c="4"/>0.8785 <text:s text:c="3"/>0.9400 <text:s text:c="3"/>0.9082 <text:s text:c="6"/>100</text:p>
      <text:p text:style-name="Text_20_body"><text:s text:c="7"/>table <text:s text:c="4"/>0.7143 <text:s text:c="3"/>0.6500 <text:s text:c="3"/>0.6806 <text:s text:c="6"/>100</text:p>
      <text:p text:style-name="Text_20_body"><text:s text:c="6"/>toilet <text:s text:c="4"/>1.0000 <text:s text:c="3"/>0.9500 <text:s text:c="3"/>0.9744 <text:s text:c="6"/>100</text:p>
      <text:p text:style-name="Text_20_body"/>
      <text:p text:style-name="Text_20_body"><text:s text:c="4"/>accuracy <text:s text:c="24"/>0.8469 <text:s text:c="6"/>908</text:p>
      <text:p text:style-name="Text_20_body"><text:soft-page-break/><text:s text:c="3"/>macro avg <text:s text:c="4"/>0.8513 <text:s text:c="3"/>0.8344 <text:s text:c="3"/>0.8388 <text:s text:c="6"/>908</text:p>
      <text:p text:style-name="Text_20_body">weighted avg <text:s text:c="4"/>0.8516 <text:s text:c="3"/>0.8469 <text:s text:c="3"/>0.8462 <text:s text:c="6"/>908</text:p>
      <text:h text:style-name="P2" text:outline-level="2">2.4 both_model:</text:h>
      <text:p text:style-name="Text_20_body"><text:span text:style-name="T1">Clean Test Accuracy: 85.68% (778/908)</text:span></text:p>
      <text:p text:style-name="Text_20_body"><text:span text:style-name="T1"/></text:p>
      <text:p text:style-name="Text_20_body"><text:span text:style-name="T1">================================================================================</text:span></text:p>
      <text:p text:style-name="Text_20_body"><text:span text:style-name="T1">DETAILED CLASSIFICATION METRICS</text:span></text:p>
      <text:p text:style-name="Text_20_body"><text:span text:style-name="T1">================================================================================</text:span></text:p>
      <text:p text:style-name="Text_20_body"><text:span text:style-name="T1"><text:s text:c="14"/>precision <text:s text:c="3"/>recall <text:s/>f1-score <text:s text:c="2"/>support</text:span></text:p>
      <text:p text:style-name="Text_20_body"><text:span text:style-name="T1"/></text:p>
      <text:p text:style-name="Text_20_body"><text:span text:style-name="T1"><text:s text:c="5"/>bathtub <text:s text:c="4"/>0.8444 <text:s text:c="3"/>0.7600 <text:s text:c="3"/>0.8000 <text:s text:c="7"/>50</text:span></text:p>
      <text:p text:style-name="Text_20_body"><text:span text:style-name="T1"><text:s text:c="9"/>bed <text:s text:c="4"/>0.8679 <text:s text:c="3"/>0.9200 <text:s text:c="3"/>0.8932 <text:s text:c="6"/>100</text:span></text:p>
      <text:p text:style-name="Text_20_body"><text:span text:style-name="T1"><text:s text:c="7"/>chair <text:s text:c="4"/>0.8909 <text:s text:c="3"/>0.9800 <text:s text:c="3"/>0.9333 <text:s text:c="6"/>100</text:span></text:p>
      <text:p text:style-name="Text_20_body"><text:span text:style-name="T1"><text:s text:c="8"/>desk <text:s text:c="4"/>0.7590 <text:s text:c="3"/>0.7326 <text:s text:c="3"/>0.7456 <text:s text:c="7"/>86</text:span></text:p>
      <text:p text:style-name="Text_20_body"><text:span text:style-name="T1"><text:s text:c="5"/>dresser <text:s text:c="4"/>0.7667 <text:s text:c="3"/>0.8023 <text:s text:c="3"/>0.7841 <text:s text:c="7"/>86</text:span></text:p>
      <text:p text:style-name="Text_20_body"><text:span text:style-name="T1"><text:s text:c="5"/>monitor <text:s text:c="4"/>0.9592 <text:s text:c="3"/>0.9400 <text:s text:c="3"/>0.9495 <text:s text:c="6"/>100</text:span></text:p>
      <text:p text:style-name="Text_20_body"><text:span text:style-name="T1"><text:s/>night_stand <text:s text:c="4"/>0.7945 <text:s text:c="3"/>0.6744 <text:s text:c="3"/>0.7296 <text:s text:c="7"/>86</text:span></text:p>
      <text:p text:style-name="Text_20_body"><text:span text:style-name="T1"><text:s text:c="8"/>sofa <text:s text:c="4"/>0.8704 <text:s text:c="3"/>0.9400 <text:s text:c="3"/>0.9038 <text:s text:c="6"/>100</text:span></text:p>
      <text:p text:style-name="Text_20_body"><text:span text:style-name="T1"><text:s text:c="7"/>table <text:s text:c="4"/>0.7800 <text:s text:c="3"/>0.7800 <text:s text:c="3"/>0.7800 <text:s text:c="6"/>100</text:span></text:p>
      <text:p text:style-name="Text_20_body"><text:span text:style-name="T1"><text:s text:c="6"/>toilet <text:s text:c="4"/>0.9895 <text:s text:c="3"/>0.9400 <text:s text:c="3"/>0.9641 <text:s text:c="6"/>100</text:span></text:p>
      <text:p text:style-name="Text_20_body"><text:span text:style-name="T1"/></text:p>
      <text:p text:style-name="Text_20_body"><text:span text:style-name="T1"><text:s text:c="4"/>accuracy <text:s text:c="24"/>0.8568 <text:s text:c="6"/>908</text:span></text:p>
      <text:p text:style-name="Text_20_body"><text:span text:style-name="T1"><text:s text:c="3"/>macro avg <text:s text:c="4"/>0.8523 <text:s text:c="3"/>0.8469 <text:s text:c="3"/>0.8483 <text:s text:c="6"/>908</text:span></text:p>
      <text:p text:style-name="Text_20_body"><text:span text:style-name="T1">weighted avg <text:s text:c="4"/>0.8563 <text:s text:c="3"/>0.8568 <text:s text:c="3"/>0.8554 <text:s text:c="6"/>90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09:01:22.656029520</meta:creation-date>
    <dc:date>2025-06-27T14:33:11.158964912</dc:date>
    <meta:editing-duration>PT3H40M1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154" meta:word-count="658" meta:character-count="7952" meta:non-whitespace-character-count="4936"/>
  </office:meta>
</office:document-meta>
</file>